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20pt" fo:font-weight="bold" officeooo:rsid="001b8d60" officeooo:paragraph-rsid="001b8d60" style:font-size-asian="17.5pt" style:font-weight-asian="bold" style:font-size-complex="20pt" style:font-weight-complex="bold"/>
    </style:style>
    <style:style style:name="P2" style:family="paragraph" style:parent-style-name="Standard">
      <style:text-properties fo:font-size="20pt" fo:font-weight="normal" officeooo:rsid="001b8d60" officeooo:paragraph-rsid="001b8d60" style:font-size-asian="17.5pt" style:font-weight-asian="normal" style:font-size-complex="20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ntrevista al consumidor</text:p>
      <text:p text:style-name="P2">1. ¿Por qué consumes los productos de omnilife?</text:p>
      <text:p text:style-name="P2"/>
      <text:p text:style-name="P2"/>
      <text:p text:style-name="P2">2. ¿Qué tiendas usas habitualmente para comprar los productos?</text:p>
      <text:p text:style-name="P2"/>
      <text:p text:style-name="P2"/>
      <text:p text:style-name="P2">3.¿Haz comprado en línea?</text:p>
      <text:p text:style-name="P2"/>
      <text:p text:style-name="P2"/>
      <text:p text:style-name="P2">4.¿Eres socio de omnilife?</text:p>
      <text:p text:style-name="P2"/>
      <text:p text:style-name="P2"/>
      <text:p text:style-name="P2">5.¿Haz comprado productos de omnilife en amazon?</text:p>
      <text:p text:style-name="P2"/>
      <text:p text:style-name="P2"/>
      <text:p text:style-name="P2">6.¿Pudiste comprar los producos que querías en amazon?</text:p>
      <text:p text:style-name="P2"/>
      <text:p text:style-name="P2"/>
      <text:p text:style-name="P2">7.¿Haz tenido algún inconveniente con el envío?</text:p>
      <text:p text:style-name="P2"/>
      <text:p text:style-name="P2"/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s" fo:country="MX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1-11T18:11:30.915000000</dc:date>
    <meta:editing-duration>PT2M7S</meta:editing-duration>
    <meta:editing-cycles>1</meta:editing-cycles>
    <meta:document-statistic meta:table-count="0" meta:image-count="0" meta:object-count="0" meta:page-count="1" meta:paragraph-count="8" meta:word-count="50" meta:character-count="333" meta:non-whitespace-character-count="291"/>
    <meta:generator>LibreOffice/7.1.5.2$Windows_X86_64 LibreOffice_project/85f04e9f809797b8199d13c421bd8a2b025d52b5</meta:generator>
  </office:meta>
</office:document-meta>
</file>